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3f1" officeooo:paragraph-rsid="0009d3f1"/>
    </style:style>
    <style:style style:name="P2" style:family="paragraph" style:parent-style-name="Standard">
      <style:text-properties officeooo:rsid="000a8f96" officeooo:paragraph-rsid="000a8f96"/>
    </style:style>
    <style:style style:name="P3" style:family="paragraph" style:parent-style-name="Standard">
      <style:text-properties officeooo:rsid="000c7961" officeooo:paragraph-rsid="000c7961"/>
    </style:style>
    <style:style style:name="P4" style:family="paragraph" style:parent-style-name="Standard">
      <style:text-properties officeooo:rsid="000df941" officeooo:paragraph-rsid="000df941"/>
    </style:style>
    <style:style style:name="P5" style:family="paragraph" style:parent-style-name="Standard">
      <style:text-properties officeooo:rsid="000f437f" officeooo:paragraph-rsid="000f437f"/>
    </style:style>
    <style:style style:name="P6" style:family="paragraph" style:parent-style-name="Standard">
      <style:text-properties officeooo:rsid="00110db6" officeooo:paragraph-rsid="00110db6"/>
    </style:style>
    <style:style style:name="P7" style:family="paragraph" style:parent-style-name="Standard">
      <style:text-properties officeooo:rsid="0011e15f" officeooo:paragraph-rsid="0011e15f"/>
    </style:style>
    <style:style style:name="T1" style:family="text">
      <style:text-properties officeooo:rsid="0011e15f"/>
    </style:style>
    <style:style style:name="gr1" style:family="graphic">
      <style:graphic-properties draw:textarea-horizontal-align="justify" draw:textarea-vertical-align="middle" draw:auto-grow-height="false" fo:min-height="0.159cm" fo:min-width="0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Variables </text:p>
      <text:p text:style-name="P1"/>
      <text:p text:style-name="P1">Exercice 1 :</text:p>
      <text:p text:style-name="P1"/>
      <text:p text:style-name="P2">A= 3, B =4</text:p>
      <text:p text:style-name="P2"/>
      <text:p text:style-name="P2">Exercice 2 :</text:p>
      <text:p text:style-name="P2"/>
      <text:p text:style-name="P2">A=2, B=3, C=8</text:p>
      <text:p text:style-name="P2"/>
      <text:p text:style-name="P2">Exercice 3 :</text:p>
      <text:p text:style-name="P2"/>
      <text:p text:style-name="P2">A=6, B=2,</text:p>
      <text:p text:style-name="P2"/>
      <text:p text:style-name="P2">Exercice 4 :</text:p>
      <text:p text:style-name="P2"/>
      <text:p text:style-name="P3">A=13, B=13, C=13,</text:p>
      <text:p text:style-name="P3"/>
      <text:p text:style-name="P3">Exercice 5 :</text:p>
      <text:p text:style-name="P3"/>
      <text:p text:style-name="P4">A=2, B=5,</text:p>
      <text:p text:style-name="P4"/>
      <text:p text:style-name="P5">Aucun changement,</text:p>
      <text:p text:style-name="P5"/>
      <text:p text:style-name="P5">Exercice 6 :</text:p>
      <text:p text:style-name="P5"/>
      <text:p text:style-name="P6"><draw:custom-shape text:anchor-type="paragraph" draw:z-index="0" draw:name="Forme 1" draw:style-name="gr1" svg:width="0.98cm" svg:height="0.318cm" svg:x="0.483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<text:tab/> <text:s text:c="3"/><text:span text:style-name="T1">A</text:span></text:p>
      <text:p text:style-name="P7"><draw:custom-shape text:anchor-type="paragraph" draw:z-index="1" draw:name="Forme 2" draw:style-name="gr1" svg:width="0.98cm" svg:height="0.318cm" svg:x="0.483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 <text:s text:c="12"/>B</text:p>
      <text:p text:style-name="P7"><draw:custom-shape text:anchor-type="paragraph" draw:z-index="2" draw:name="Forme 3" draw:style-name="gr1" svg:width="0.98cm" svg:height="0.318cm" svg:x="0.483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B <text:s text:c="12"/>C</text:p>
      <text:p text:style-name="P7"/>
      <text:p text:style-name="P7">Exercice 7 :</text:p>
      <text:p text:style-name="P7"/>
      <text:p text:style-name="P7"><draw:custom-shape text:anchor-type="paragraph" draw:z-index="3" draw:name="Forme 4" draw:style-name="gr1" svg:width="0.98cm" svg:height="0.318cm" svg:x="0.483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 <text:s text:c="11"/>C</text:p>
      <text:p text:style-name="P7"><draw:custom-shape text:anchor-type="paragraph" draw:z-index="4" draw:name="Forme 5" draw:style-name="gr1" svg:width="0.98cm" svg:height="0.318cm" svg:x="0.483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 <text:s text:c="11"/>B</text:p>
      <text:p text:style-name="P7"><draw:custom-shape text:anchor-type="paragraph" draw:z-index="5" draw:name="Forme 6" draw:style-name="gr1" svg:width="0.98cm" svg:height="0.318cm" svg:x="0.483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B <text:s text:c="11"/>A</text:p>
      <text:p text:style-name="P7"><draw:custom-shape text:anchor-type="paragraph" draw:z-index="6" draw:name="Forme 7" draw:style-name="gr1" svg:width="0.98cm" svg:height="0.318cm" svg:x="0.483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 <text:s text:c="11"/>D</text:p>
      <text:p text:style-name="P7"/>
      <text:p text:style-name="P7">Exercice 8 :</text:p>
      <text:p text:style-name="P7"/>
      <text:p text:style-name="P7">On ne peut pas additionner des caractères.</text:p>
      <text:p text:style-name="P7"/>
      <text:p text:style-name="P7">Exercice 9 :</text:p>
      <text:p text:style-name="P7"/>
      <text:p text:style-name="P7">Concaténation de 423 et 12, &amp; vaut 42312.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6:05:17.721582059</meta:creation-date>
    <dc:date>2023-02-16T14:02:49.017044065</dc:date>
    <meta:editing-duration>PT22M2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74" meta:character-count="373" meta:non-whitespace-character-count="251"/>
  </office:meta>
</office:document-meta>
</file>